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c4389" officeooo:paragraph-rsid="001c4389"/>
    </style:style>
    <style:style style:name="P2" style:family="paragraph" style:parent-style-name="Standard">
      <style:paragraph-properties fo:text-align="center" style:justify-single-word="false"/>
      <style:text-properties officeooo:rsid="001c4389" officeooo:paragraph-rsid="001c4389"/>
    </style:style>
    <style:style style:name="P3" style:family="paragraph" style:parent-style-name="Standard">
      <style:paragraph-properties fo:text-align="start" style:justify-single-word="false"/>
      <style:text-properties officeooo:rsid="001c4389" officeooo:paragraph-rsid="001c4389"/>
    </style:style>
    <style:style style:name="P4" style:family="paragraph" style:parent-style-name="Standard">
      <style:paragraph-properties fo:text-align="start" style:justify-single-word="false"/>
      <style:text-properties officeooo:paragraph-rsid="001c4389"/>
    </style:style>
    <style:style style:name="P5" style:family="paragraph" style:parent-style-name="Standard">
      <style:paragraph-properties fo:text-align="center" style:justify-single-word="false"/>
      <style:text-properties fo:font-weight="bold" officeooo:rsid="001c4389" officeooo:paragraph-rsid="001c4389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officeooo:rsid="001e268a" officeooo:paragraph-rsid="001e268a"/>
    </style:style>
    <style:style style:name="P7" style:family="paragraph" style:parent-style-name="Standard">
      <style:paragraph-properties fo:text-align="start" style:justify-single-word="false"/>
      <style:text-properties officeooo:rsid="0023df4e" officeooo:paragraph-rsid="0023df4e"/>
    </style:style>
    <style:style style:name="P8" style:family="paragraph" style:parent-style-name="Text_20_body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normal" officeooo:rsid="0023df4e" officeooo:paragraph-rsid="0023df4e" style:text-blinking="false" fo:background-color="transparent"/>
    </style:style>
    <style:style style:name="P9" style:family="paragraph" style:parent-style-name="Text_20_body">
      <style:paragraph-properties fo:margin-top="0in" fo:margin-bottom="0in" style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normal" style:text-blinking="false" fo:background-color="transparent"/>
    </style:style>
    <style:style style:name="T1" style:family="text">
      <style:text-properties officeooo:rsid="001c4389"/>
    </style:style>
    <style:style style:name="T2" style:family="text">
      <style:text-properties officeooo:rsid="001f7c73"/>
    </style:style>
    <style:style style:name="T3" style:family="text">
      <style:text-properties officeooo:rsid="0024378a"/>
    </style:style>
    <style:style style:name="T4" style:family="text">
      <style:text-properties fo:font-weight="bold" officeooo:rsid="0024378a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uke Jaffe</text:p>
      <text:p text:style-name="P1">Worked with: Emily Moxie</text:p>
      <text:p text:style-name="P1">Theory of Computation</text:p>
      <text:p text:style-name="P1">Due 02/10/2016</text:p>
      <text:p text:style-name="P1"/>
      <text:p text:style-name="P5">Problem Set 3</text:p>
      <text:p text:style-name="P2"/>
      <text:p text:style-name="P4"><text:span text:style-name="T4">Problem 1.</text:span><text:span text:style-name="T3"> </text:span>Briefly explain how we know that each of the following languages are regular</text:p>
      <text:p text:style-name="P3"/>
      <text:p text:style-name="P4"><text:span text:style-name="T1">a) </text:span>The set of all valid Python programs less than 1000 characters long. </text:p>
      <text:p text:style-name="P3"/>
      <text:p text:style-name="P6">The set of all strings composed of Unicode characters less than 1000 characters long <text:span text:style-name="T2">is a large but finite <text:s/>set. Each string in this set which is also a valid Python program could have a DFA built to recognize it. These DFAs could then be combined with the union construction into a DFA which recognizes all valid Python programs in the string set. Since a DFA can be constructed to recognize this language, it is a regular language.</text:span></text:p>
      <text:p text:style-name="P3"/>
      <text:p text:style-name="P4"><text:span text:style-name="T1">b) </text:span>The empty set.</text:p>
      <text:p text:style-name="P4"/>
      <text:p text:style-name="P7">We can construct a DFA that recognizes Σ* as follows:</text:p>
      <text:p text:style-name="P7"/>
      <text:p text:style-name="P7"/>
      <text:p text:style-name="P3"/>
      <text:p text:style-name="P4"><text:span text:style-name="T1">c) </text:span>The set of all strings over Σ = {0, 1, 2} representing natural numbers divisible by 3. </text:p>
      <text:p text:style-name="P3"/>
      <text:p text:style-name="P4"><text:span text:style-name="T1">d) </text:span>The set of all strings over Σ = {0, 1, 2} that have an odd number of digits and are not divisible by 3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8T16:18:34.825999560</meta:creation-date>
    <dc:date>2016-02-08T16:39:59.294715622</dc:date>
    <meta:editing-duration>PT19M45S</meta:editing-duration>
    <meta:editing-cycles>12</meta:editing-cycles>
    <meta:generator>LibreOffice/4.2.8.2$Linux_X86_64 LibreOffice_project/420m0$Build-2</meta:generator>
    <meta:document-statistic meta:table-count="0" meta:image-count="0" meta:object-count="0" meta:page-count="1" meta:paragraph-count="12" meta:word-count="177" meta:character-count="940" meta:non-whitespace-character-count="772"/>
  </office:meta>
</office:document-meta>
</file>